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8"/>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paragraph-properties fo:text-align="start" style:justify-single-word="false"/>
    </style:style>
    <style:style style:name="P18" style:family="paragraph" style:parent-style-name="Standard" style:list-style-name="L10"/>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2</text:p>
          <text:p text:style-name="P7">2Fundamental concepts<text:tab/>2</text:p>
          <text:p text:style-name="P6">2.1XML Variables<text:tab/>2</text:p>
          <text:p text:style-name="P6">2.2Expressions<text:tab/>3</text:p>
          <text:p text:style-name="P5">2.2.1XML expressions<text:tab/>3</text:p>
          <text:p text:style-name="P5">2.2.2Text expressions<text:tab/>3</text:p>
          <text:p text:style-name="P7">3XML construction commands<text:tab/>4</text:p>
          <text:p text:style-name="P6">3.1Attribute shortcuts<text:tab/>4</text:p>
          <text:p text:style-name="P6">3.2examples<text:tab/>6</text:p>
          <text:p text:style-name="P7">4Command reference<text:tab/>7</text:p>
          <text:p text:style-name="P6">4.1import command<text:tab/>7</text:p>
          <text:p text:style-name="P6">4.2default command<text:tab/>7</text:p>
          <text:p text:style-name="P6">4.3append command<text:tab/>7</text:p>
          <text:p text:style-name="P6">4.4output command<text:tab/>7</text:p>
          <text:p text:style-name="P6">4.5call command<text:tab/>8</text:p>
          <text:p text:style-name="P5">4.5.1async attribute<text:tab/>8</text:p>
          <text:p text:style-name="P5">4.5.2showSoap attribute<text:tab/>8</text:p>
          <text:p text:style-name="P5">4.5.3ignoreSoapFault attribute<text:tab/>9</text:p>
          <text:p text:style-name="P5">4.5.4timeout attribute<text:tab/>9</text:p>
          <text:p text:style-name="P5">4.5.5appendMessagesTo attribute<text:tab/>9</text:p>
          <text:p text:style-name="P5">4.5.6Using the default mechanism<text:tab/>9</text:p>
          <text:p text:style-name="P6">4.6delete command<text:tab/>10</text:p>
          <text:p text:style-name="P6">4.7fault command<text:tab/>10</text:p>
          <text:p text:style-name="P6">4.8sleep command<text:tab/>10</text:p>
          <text:p text:style-name="P6">4.9createXmlVar command<text:tab/>10</text:p>
          <text:p text:style-name="P6">4.10stripPrefixes command<text:tab/>10</text:p>
          <text:p text:style-name="P6">4.11Experimental commands<text:tab/>11</text:p>
          <text:p text:style-name="P5">4.11.1var command<text:tab/>11</text:p>
          <text:p text:style-name="P5">4.11.2script command<text:tab/>11</text:p>
          <text:p text:style-name="P7">5Examples<text:tab/>11</text:p>
          <text:p text:style-name="P6">5.1Hello World<text:tab/>11</text:p>
          <text:p text:style-name="P6">5.2Echo<text:tab/>12</text:p>
          <text:p text:style-name="P7">6Configuration<text:tab/>12</text:p>
          <text:p text:style-name="P6">6.1script.cache configuration<text:tab/>12</text:p>
          <text:p text:style-name="P6">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8">To make a method that calls a number of different methods (a composite service).</text:p>
        </text:list-item>
        <text:list-item>
          <text:p text:style-name="P8">To wrap an existing method with some simple transformations.</text:p>
        </text:list-item>
        <text:list-item>
          <text:p text:style-name="P8">To provide a set of methods in the same namespace, which have different underlying technical implementations, and are thus implemented on different application connectors (and thus with different namespaces).</text:p>
        </text:list-item>
        <text:list-item>
          <text:p text:style-name="P8">For all kind of simple testing and prototyping purposes, such as a HelloWorld or a Echo service.</text:p>
        </text:list-item>
        <text:list-item>
          <text:p text:style-name="P8">(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9">an input message is received</text:p>
        </text:list-item>
        <text:list-item>
          <text:p text:style-name="P9">do some stuff in the script</text:p>
        </text:list-item>
        <text:list-item>
          <text:p text:style-name="P9">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0"><text:span text:style-name="T4">/input </text:span>contains the input XML request message</text:p>
        </text:list-item>
        <text:list-item>
          <text:p text:style-name="P10"><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soft-page-break/><text:reference-ref text:reference-format="chapter" text:ref-name="xml command">4.10</text:reference-ref>), 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1">xml expressions</text:p>
        </text:list-item>
        <text:list-item>
          <text:p text:style-name="P11">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2">if the expression contains one or more + signs, it is split into several sub expressions, which will be concatenated</text:p>
        </text:list-item>
        <text:list-item>
          <text:p text:style-name="P12">if an expression starts with / it is assumed to be a XML variable.</text:p>
        </text:list-item>
        <text:list-item>
          <text:p text:style-name="P12">if an expression contains :: it is assumed to be calling a static java function</text:p>
        </text:list-item>
        <text:list-item>
          <text:p text:style-name="P12">if an expression is surrounded by ${ and } it is supposed to be a text variable</text:p>
        </text:list-item>
        <text:list-item>
          <text:p text:style-name="P12">if an expression is surrounded by square brackets [ and ] it is supposed to be a constant string</text:p>
        </text:list-item>
        <text:list-item>
          <text:p text:style-name="P12">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text:soft-page-break/></text:p>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3">The <text:span text:style-name="T4">append</text:span> command appends data to existing XML variables.</text:p>
        </text:list-item>
        <text:list-item>
          <text:p text:style-name="P13">The <text:span text:style-name="T4">output</text:span> command appends data to the output XML variable.</text:p>
        </text:list-item>
        <text:list-item>
          <text:p text:style-name="P13">The <text:span text:style-name="T4">call</text:span> command creates a new SOAP XML request message and appends data to this XML before sending this request.</text:p>
        </text:list-item>
        <text:list-item>
          <text:p text:style-name="P13">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15">element, adds a new element</text:p>
        </text:list-item>
        <text:list-item>
          <text:p text:style-name="P15">attribute, adds a new attribute</text:p>
        </text:list-item>
        <text:list-item>
          <text:p text:style-name="P15">text, adds new text</text:p>
        </text:list-item>
        <text:list-item>
          <text:p text:style-name="P15">cdata, adds new cdata section</text:p>
        </text:list-item>
        <text:list-item>
          <text:p text:style-name="P15">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 text:c="2"/>&lt;attribute [name="<text:span text:style-name="T1">attribute-name</text:span>"] [text="<text:span text:style-name="T1">text-expression</text:span>"] /&gt;</text:p>
      <text:p text:style-name="code"><text:s text:c="2"/>&lt;text [name="<text:span text:style-name="T1">element-name</text:span>"] [text="<text:span text:style-name="T1">text-expression</text:span>"]&gt;[<text:span text:style-name="T1">fixed-text</text:span>]&lt;/text&gt;</text:p>
      <text:p text:style-name="code"><text:s text:c="2"/>&lt;cdata [name="<text:span text:style-name="T1">element-name</text:span>"] [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text:soft-page-break/>also be accomplished by using children elements. The rules are as follows:</text:p>
      <text:list text:style-name="L8">
        <text:list-item>
          <text:p text:style-name="P16">If the name attribute is present, a child element with that name is created, and all content is added under this element.</text:p>
        </text:list-item>
        <text:list-item>
          <text:p text:style-name="P14">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text:soft-page-break/>&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h text:style-name="Heading_20_1" text:outline-level="1"><text:soft-page-break/>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9">
        <text:list-item>
          <text:p text:style-name="P17">namespace</text:p>
        </text:list-item>
        <text:list-item>
          <text:p text:style-name="P17">async</text:p>
        </text:list-item>
        <text:list-item>
          <text:p text:style-name="P17">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lt;append to="<text:span text:style-name="T3">/output</text:span>" name="<text:span text:style-name="T3">city</text:span>" text="<text:span text:style-name="T3">New York</text:span>"/&gt;</text:p>
      <text:p text:style-name="Standard"><text:soft-page-break/></text:p>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 name="<text:span text:style-name="T1">varname</text:span>" [xml="<text:span text:style-name="T1">xml-expression</text:span>"] [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h text:style-name="Heading_20_2" text:outline-level="2"><text:reference-mark-start text:name="call command"/><text:span text:style-name="T4">call</text:span> command<text:reference-mark-end text:name="call command"/></text:h>
      <text:p text:style-name="code">&lt;call method="<text:span text:style-name="T1">method-name"</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text:span><text:span text:style-name="T3">stored in a variable </text:span><text:span text:style-name="T1">result-var-name</text:span><text:span text:style-name="T3">. If the </text:span><text:span text:style-name="T5">resultVar </text:span><text:span text:style-name="T3">attribute is not set, this will default to </text:span><text:span text:style-name="T1">method-name</text:span><text:span text:style-name="T3">. </text:span></text:p>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text:span><text:soft-page-break/><text:span text:style-name="T3">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3" text:outline-level="3"><text:span text:style-name="T4">timeout</text:span> attribute</text:h>
      <text:p text:style-name="P4">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3"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text:soft-page-break/></text:p>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text:soft-page-break/></text:p>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0">
        <text:list-item>
          <text:p text:style-name="P18">When the xml attribute is used, this xml node is stripped of the prefix and if the recursive flag is present all it's direct and indirect children are stripped as well recursively.</text:p>
        </text:list-item>
        <text:list-item>
          <text:p text:style-name="P18">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text:soft-page-break/></text:h>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8-11-16T22:34:18</dc:date>
    <meta:editing-cycles>33</meta:editing-cycles>
    <meta:editing-duration>P2DT18H57M0S</meta:editing-duration>
    <meta:user-defined meta:name="Info 1"/>
    <meta:user-defined meta:name="Info 2"/>
    <meta:user-defined meta:name="Info 3"/>
    <meta:user-defined meta:name="Info 4"/>
    <meta:document-statistic meta:table-count="0" meta:image-count="0" meta:object-count="0" meta:page-count="12" meta:paragraph-count="309" meta:word-count="2888" meta:character-count="18489"/>
  </office:meta>
</office:document-meta>
</file>